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833in" fo:margin-bottom="0in" fo:line-height="107%" style:page-number="1"/>
    </style:style>
    <style:style style:name="T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9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10" style:parent-style-name="Normal" style:family="paragraph">
      <style:paragraph-properties fo:margin-top="0.0833in" fo:margin-bottom="0in" fo:line-height="107%"/>
      <style:text-properties style:font-name="Arial" style:font-name-complex="Arial" fo:font-weight="bold" style:font-weight-asian="bold" fo:font-size="9pt" style:font-size-asian="9pt" style:font-size-complex="9pt"/>
    </style:style>
    <style:style style:name="P11" style:parent-style-name="Normal" style:family="paragraph">
      <style:paragraph-properties fo:margin-top="0.0833in" fo:margin-bottom="0in" fo:line-height="107%"/>
    </style:style>
    <style:style style:name="T12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3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T14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15" style:parent-style-name="Normal" style:family="paragraph">
      <style:paragraph-properties fo:margin-top="0.0833in" fo:margin-bottom="0in" fo:line-height="107%"/>
      <style:text-properties style:font-name="Arial" style:font-name-complex="Arial" fo:font-weight="bold" style:font-weight-asian="bold" fo:font-size="9pt" style:font-size-asian="9pt" style:font-size-complex="9pt"/>
    </style:style>
    <style:style style:name="P16" style:parent-style-name="Normal" style:family="paragraph">
      <style:paragraph-properties fo:text-align="center" fo:margin-top="0.0833in" fo:margin-bottom="0in" fo:line-height="107%"/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17" style:parent-style-name="Normal" style:family="paragraph">
      <style:paragraph-properties fo:text-align="center" fo:margin-top="0.0833in" fo:margin-bottom="0in" fo:line-height="107%"/>
    </style:style>
    <style:style style:name="T18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1" style:parent-style-name="Normal" style:family="paragraph">
      <style:paragraph-properties fo:text-align="center" fo:margin-top="0.0833in" fo:margin-bottom="0in" fo:line-height="107%"/>
      <style:text-properties style:font-name="Arial" style:font-name-asian="Times New Roman" style:font-name-complex="Arial" fo:font-weight="bold" style:font-weight-asian="bold" fo:color="#0000FF" fo:font-size="9pt" style:font-size-asian="9pt" style:font-size-complex="9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justify" fo:margin-top="0.0833in" fo:margin-bottom="0in" fo:line-height="107%"/>
      <style:text-properties style:font-name="Arial" style:font-name-asian="Times New Roman" style:font-name-complex="Arial" fo:font-size="9pt" style:font-size-asian="9pt" style:font-size-complex="9pt"/>
    </style:style>
    <style:style style:name="P23" style:parent-style-name="Normal" style:family="paragraph">
      <style:paragraph-properties fo:text-align="justify" fo:margin-top="0.0833in" fo:margin-bottom="0in" fo:line-height="107%"/>
    </style:style>
    <style:style style:name="T24" style:parent-style-name="DefaultParagraphFont" style:family="text">
      <style:text-properties style:font-name="Arial" style:font-name-asian="Times New Roman" style:font-name-complex="Arial" fo:font-size="9pt" style:font-size-asian="9pt" style:font-size-complex="9pt"/>
    </style:style>
    <style:style style:name="P25" style:parent-style-name="Normal" style:family="paragraph">
      <style:paragraph-properties fo:text-align="justify" fo:margin-top="0.0833in" fo:margin-bottom="0in" fo:line-height="107%"/>
    </style:style>
    <style:style style:name="T26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27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fo:language="en" fo:country="US"/>
    </style:style>
    <style:style style:name="T28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29" style:parent-style-name="DefaultParagraphFont" style:family="text">
      <style:text-properties style:font-name="Arial" style:font-name-asian="Times New Roman" style:font-name-complex="Arial" fo:font-size="9pt" style:font-size-asian="9pt" style:font-size-complex="9pt"/>
    </style:style>
    <style:style style:name="T30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31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32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33" style:parent-style-name="DefaultParagraphFont" style:family="text">
      <style:text-properties style:font-name="Arial" style:font-name-asian="Times New Roman" style:font-name-complex="Arial" fo:font-size="9pt" style:font-size-asian="9pt" style:font-size-complex="9pt"/>
    </style:style>
    <style:style style:name="P34" style:parent-style-name="Normal" style:family="paragraph">
      <style:paragraph-properties fo:text-align="justify" fo:margin-top="0.0833in" fo:margin-bottom="0in" fo:line-height="107%"/>
      <style:text-properties style:font-name="Arial" style:font-name-asian="Times New Roman" style:font-name-complex="Arial" fo:font-size="9pt" style:font-size-asian="9pt" style:font-size-complex="9pt"/>
    </style:style>
    <style:style style:name="P35" style:parent-style-name="Normal" style:family="paragraph">
      <style:paragraph-properties fo:text-align="justify"/>
    </style:style>
    <style:style style:name="T36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37" style:parent-style-name="DefaultParagraphFont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39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40" style:parent-style-name="DefaultParagraphFont" style:family="text">
      <style:text-properties style:font-name="Arial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ableColumn43" style:family="table-column">
      <style:table-column-properties style:column-width="3.2909in"/>
    </style:style>
    <style:style style:name="TableColumn44" style:family="table-column">
      <style:table-column-properties style:column-width="3.002in"/>
    </style:style>
    <style:style style:name="Table42" style:family="table">
      <style:table-properties style:width="6.293in" style:rel-width="100%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48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49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50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51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52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53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54" style:parent-style-name="Normal" style:family="paragraph">
      <style:paragraph-properties fo:text-align="justify" fo:margin-bottom="0in" fo:line-height="100%"/>
    </style:style>
    <style:style style:name="T55" style:parent-style-name="DefaultParagraphFont" style:family="text">
      <style:text-properties style:font-name-complex="Arial" fo:font-weight="bold" style:font-weight-asian="bold" fo:font-size="9pt" style:font-size-asian="9pt" style:font-size-complex="9pt"/>
    </style:style>
    <style:style style:name="T56" style:parent-style-name="Hyperlink" style:family="text">
      <style:text-properties fo:font-size="9pt" style:font-size-asian="9pt" style:font-size-complex="9pt"/>
    </style:style>
    <style:style style:name="P57" style:parent-style-name="Normal" style:family="paragraph">
      <style:paragraph-properties fo:text-align="justify" fo:margin-bottom="0in" fo:line-height="100%"/>
    </style:style>
    <style:style style:name="T58" style:parent-style-name="DefaultParagraphFont" style:family="text">
      <style:text-properties style:font-name-complex="Arial" fo:font-weight="bold" style:font-weight-asian="bold"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1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2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3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4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5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6" style:parent-style-name="Normal" style:family="paragraph">
      <style:paragraph-properties fo:text-align="justify" fo:margin-bottom="0in" fo:line-height="100%"/>
      <style:text-properties style:font-name-complex="Arial" fo:font-weight="bold" style:font-weight-asian="bold" fo:font-size="9pt" style:font-size-asian="9pt" style:font-size-complex="9pt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-complex="Arial" fo:font-weight="bold" style:font-weight-asian="bold" fo:font-size="9pt" style:font-size-asian="9pt" style:font-size-complex="9pt"/>
    </style:style>
    <style:style style:name="T69" style:parent-style-name="Hyperlink" style:family="text">
      <style:text-properties style:font-name="Arial" style:font-name-complex="Arial" fo:font-size="10pt" style:font-size-asian="10pt" style:font-size-complex="10pt"/>
    </style:style>
    <style:style style:name="T70" style:parent-style-name="Hyperlink" style:family="text">
      <style:text-properties style:font-name="Arial" style:font-name-complex="Arial" fo:font-size="10pt" style:font-size-asian="10pt" style:font-size-complex="10pt" fo:language="en" fo:country="GB"/>
    </style:style>
    <style:style style:name="P71" style:parent-style-name="Normal" style:family="paragraph">
      <style:paragraph-properties fo:margin-bottom="0in" fo:line-height="100%"/>
    </style:style>
    <style:style style:name="T72" style:parent-style-name="Hyperlink" style:family="text">
      <style:text-properties style:font-name="Arial" style:font-name-complex="Arial" fo:font-size="10pt" style:font-size-asian="10pt" style:font-size-complex="10pt" fo:language="en" fo:country="GB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-complex="Arial" fo:font-weight="bold" style:font-weight-asian="bold" fo:font-size="9pt" style:font-size-asian="9pt" style:font-size-complex="9pt"/>
    </style:style>
    <style:style style:name="T75" style:parent-style-name="DefaultParagraphFont" style:family="text">
      <style:text-properties style:font-name-complex="Arial" fo:font-weight="bold" style:font-weight-asian="bold" fo:font-size="9pt" style:font-size-asian="9pt" style:font-size-complex="9pt" fo:language="en" fo:country="GB"/>
    </style:style>
    <style:style style:name="T76" style:parent-style-name="DefaultParagraphFont" style:family="text">
      <style:text-properties style:font-name-complex="Arial" fo:font-weight="bold" style:font-weight-asian="bold" fo:font-size="9pt" style:font-size-asian="9pt" style:font-size-complex="9pt"/>
    </style:style>
    <style:style style:name="T77" style:parent-style-name="DefaultParagraphFont" style:family="text">
      <style:text-properties style:font-name-complex="Arial" fo:font-weight="bold" style:font-weight-asian="bold" fo:font-size="9pt" style:font-size-asian="9pt" style:font-size-complex="9pt" fo:language="en" fo:country="GB"/>
    </style:style>
    <style:style style:name="T78" style:parent-style-name="DefaultParagraphFont" style:family="text">
      <style:text-properties style:font-name-complex="Arial" fo:font-weight="bold" style:font-weight-asian="bold" fo:font-size="9pt" style:font-size-asian="9pt" style:font-size-complex="9pt"/>
    </style:style>
    <style:style style:name="P79" style:parent-style-name="Normal" style:family="paragraph">
      <style:paragraph-properties fo:text-align="justify" fo:margin-top="0.0833in" fo:margin-bottom="0in" fo:line-height="107%"/>
      <style:text-properties style:font-name="Arial" style:font-name-asian="Times New Roman" style:font-name-complex="Arial" fo:font-size="9pt" style:font-size-asian="9pt" style:font-size-complex="9pt" fo:language="en" fo:country="GB"/>
    </style:style>
    <style:style style:name="P80" style:parent-style-name="Normal" style:family="paragraph">
      <style:paragraph-properties fo:text-align="justify" fo:margin-top="0.0833in" fo:margin-bottom="0in" fo:line-height="107%"/>
    </style:style>
    <style:style style:name="T81" style:parent-style-name="DefaultParagraphFont" style:family="text">
      <style:text-properties style:font-name="Arial" style:font-name-asian="Times New Roman" style:font-name-complex="Arial" fo:font-size="9pt" style:font-size-asian="9pt" style:font-size-complex="9pt"/>
    </style:style>
    <style:style style:name="T82" style:parent-style-name="DefaultParagraphFont" style:family="text">
      <style:text-properties style:font-name="Arial" style:font-name-asian="Times New Roman" style:font-name-complex="Arial" fo:font-size="9pt" style:font-size-asian="9pt" style:font-size-complex="9pt"/>
    </style:style>
    <style:style style:name="T83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5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86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87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89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 fo:language="en" fo:country="US"/>
    </style:style>
    <style:style style:name="T90" style:parent-style-name="DefaultParagraphFont" style:family="text">
      <style:text-properties style:font-name="Arial" style:font-name-asian="Times New Roman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T91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T92" style:parent-style-name="DefaultParagraphFont" style:family="text">
      <style:text-properties style:font-name="Arial" style:font-name-asian="Times New Roman" style:font-name-complex="Arial" fo:font-size="9pt" style:font-size-asian="9pt" style:font-size-complex="9pt" style:text-underline-type="single" style:text-underline-style="solid" style:text-underline-width="auto" style:text-underline-mode="continuous"/>
    </style:style>
    <style:style style:name="P93" style:parent-style-name="Normal" style:family="paragraph">
      <style:paragraph-properties fo:text-align="justify" fo:margin-top="0.0833in" fo:margin-bottom="0in" fo:line-height="107%"/>
      <style:text-properties style:font-name="Arial" style:font-name-asian="Times New Roman" style:font-name-complex="Arial" fo:font-size="9pt" style:font-size-asian="9pt" style:font-size-complex="9pt"/>
    </style:style>
    <style:style style:name="P94" style:parent-style-name="Normal" style:family="paragraph">
      <style:paragraph-properties fo:margin-top="0.0833in" fo:margin-bottom="0in" fo:line-height="107%"/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P95" style:parent-style-name="Normal" style:family="paragraph">
      <style:paragraph-properties fo:margin-top="0.0833in" fo:margin-bottom="0in" fo:line-height="107%"/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P96" style:parent-style-name="Normal" style:family="paragraph">
      <style:paragraph-properties fo:margin-bottom="0in" fo:line-height="100%" fo:margin-right="-0.7909in"/>
      <style:text-properties style:font-name="Arial" style:font-name-complex="Arial" fo:font-size="9pt" style:font-size-asian="9pt" style:font-size-complex="9pt"/>
    </style:style>
    <style:style style:name="P97" style:parent-style-name="Normal" style:family="paragraph">
      <style:paragraph-properties fo:margin-bottom="0in" fo:line-height="100%" fo:margin-right="-0.7909in"/>
      <style:text-properties style:font-name="Arial" style:font-name-complex="Arial" fo:font-size="9pt" style:font-size-asian="9pt" style:font-size-complex="9pt"/>
    </style:style>
    <style:style style:name="P98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99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00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01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02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03" style:parent-style-name="Normal" style:family="paragraph">
      <style:paragraph-properties fo:text-align="justify"/>
      <style:text-properties style:font-name="Arial" style:font-name-complex="Arial" fo:font-weight="bold" style:font-weight-asian="bold" fo:font-size="9pt" style:font-size-asian="9pt" style:font-size-complex="9pt"/>
    </style:style>
    <style:style style:name="P10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10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10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10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10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109" style:parent-style-name="Normal" style:family="paragraph">
      <style:paragraph-properties fo:text-align="justify" fo:margin-bottom="0in" fo:line-height="100%"/>
    </style:style>
    <style:style style:name="T110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111" style:parent-style-name="DefaultParagraphFont" style:family="text">
      <style:text-properties style:font-name="Arial" style:font-name-complex="Arial" fo:font-size="9pt" style:font-size-asian="9pt" style:font-size-complex="9pt" fo:language="en" fo:country="US"/>
    </style:style>
    <style:style style:name="T112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S1" style:family="section">
      <style:section-properties fo:margin-left="0in" fo:margin-right="0in" style:writing-mode="lr-tb"/>
    </style:style>
    <style:style style:name="P11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bottom="0in" fo:line-height="100%"/>
    </style:style>
    <style:style style:name="T114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115" style:parent-style-name="DefaultParagraphFont" style:family="text">
      <style:text-properties style:font-name="Arial" style:font-name-asian="Times New Roman" style:font-name-complex="Arial" fo:font-weight="bold" style:font-weight-asian="bold" fo:color="#0000FF" fo:font-size="9pt" style:font-size-asian="9pt" style:font-size-complex="9pt"/>
    </style:style>
    <style:style style:name="T116" style:parent-style-name="DefaultParagraphFont" style:family="text">
      <style:text-properties style:font-name="Arial" style:font-name-asian="Times New Roman" style:font-name-complex="Arial" fo:font-weight="bold" style:font-weight-asian="bold" fo:color="#0000FF" fo:font-size="9pt" style:font-size-asian="9pt" style:font-size-complex="9pt" fo:language="en" fo:country="US"/>
    </style:style>
    <style:style style:name="T117" style:parent-style-name="DefaultParagraphFont" style:family="text">
      <style:text-properties style:font-name="Arial" style:font-name-asian="Times New Roman" style:font-name-complex="Arial" fo:font-weight="bold" style:font-weight-asian="bold" fo:font-size="9pt" style:font-size-asian="9pt" style:font-size-complex="9pt"/>
    </style:style>
    <style:style style:name="T118" style:parent-style-name="DefaultParagraphFont" style:family="text">
      <style:text-properties style:font-name="Arial" style:font-name-complex="Arial" fo:font-weight="bold" style:font-weight-asian="bold" fo:font-size="9pt" style:font-size-asian="9pt" style:font-size-complex="9pt"/>
    </style:style>
    <style:style style:name="P119" style:parent-style-name="ListParagraph" style:list-style-name="LFO1" style:family="paragraph">
      <style:paragraph-properties style:contextual-spacing="false" fo:margin-bottom="0in" fo:line-height="100%"/>
    </style:style>
    <style:style style:name="T120" style:parent-style-name="DefaultParagraphFont" style:family="text">
      <style:text-properties style:font-name="Arial" fo:font-weight="bold" style:font-weight-asian="bold" style:font-size-complex="9pt"/>
    </style:style>
    <style:style style:name="T121" style:parent-style-name="DefaultParagraphFont" style:family="text">
      <style:text-properties style:font-name="Arial" fo:font-weight="bold" style:font-weight-asian="bold" fo:color="#0000FF" style:font-size-complex="9pt"/>
    </style:style>
    <style:style style:name="T122" style:parent-style-name="DefaultParagraphFont" style:family="text">
      <style:text-properties style:font-name="Arial" fo:font-weight="bold" style:font-weight-asian="bold" style:font-size-complex="9pt"/>
    </style:style>
    <style:style style:name="T123" style:parent-style-name="DefaultParagraphFont" style:family="text">
      <style:text-properties style:font-name="Arial" style:font-size-complex="9pt"/>
    </style:style>
    <style:style style:name="P12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9pt" style:font-size-asian="9pt" style:font-size-complex="9pt"/>
    </style:style>
    <style:style style:name="P125" style:parent-style-name="ListParagraph" style:list-style-name="LFO1" style:family="paragraph">
      <style:paragraph-properties style:contextual-spacing="false" fo:text-align="justify" fo:margin-bottom="0in" fo:line-height="100%"/>
    </style:style>
    <style:style style:name="T126" style:parent-style-name="DefaultParagraphFont" style:family="text">
      <style:text-properties style:font-name="Arial" fo:font-weight="bold" style:font-weight-asian="bold" style:font-weight-complex="bold" style:font-size-complex="9pt"/>
    </style:style>
    <style:style style:name="T127" style:parent-style-name="DefaultParagraphFont" style:family="text">
      <style:text-properties style:font-name="Arial" fo:font-weight="bold" style:font-weight-asian="bold" style:font-weight-complex="bold" style:font-size-complex="9pt" fo:language="en" fo:country="US"/>
    </style:style>
    <style:style style:name="T128" style:parent-style-name="DefaultParagraphFont" style:family="text">
      <style:text-properties style:font-name="Arial" fo:font-weight="bold" style:font-weight-asian="bold" style:font-weight-complex="bold" style:font-size-complex="9pt"/>
    </style:style>
    <style:style style:name="T129" style:parent-style-name="DefaultParagraphFont" style:family="text">
      <style:text-properties style:font-name="Arial" fo:font-weight="bold" style:font-weight-asian="bold" style:font-weight-complex="bold" style:font-size-complex="9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Arial" fo:font-weight="bold" style:font-weight-asian="bold" style:font-weight-complex="bold" style:font-size-complex="9pt"/>
    </style:style>
    <style:style style:name="T131" style:parent-style-name="DefaultParagraphFont" style:family="text">
      <style:text-properties style:font-name="Arial" fo:font-weight="bold" style:font-weight-asian="bold" fo:color="#0000FF" style:font-size-complex="9pt"/>
    </style:style>
    <style:style style:name="P132" style:parent-style-name="Normal" style:family="paragraph">
      <style:paragraph-properties fo:text-align="justify" fo:margin-bottom="0in" fo:line-height="100%"/>
      <style:text-properties style:font-name="Arial" fo:font-size="9pt" style:font-size-asian="9pt" style:font-size-complex="10pt"/>
    </style:style>
    <style:style style:name="TableColumn134" style:family="table-column">
      <style:table-column-properties style:column-width="1.5826in"/>
    </style:style>
    <style:style style:name="TableColumn135" style:family="table-column">
      <style:table-column-properties style:column-width="1.2895in"/>
    </style:style>
    <style:style style:name="TableColumn136" style:family="table-column">
      <style:table-column-properties style:column-width="1.5548in"/>
    </style:style>
    <style:style style:name="TableColumn137" style:family="table-column">
      <style:table-column-properties style:column-width="2.2062in"/>
    </style:style>
    <style:style style:name="TableColumn138" style:family="table-column">
      <style:table-column-properties style:column-width="1.0284in"/>
    </style:style>
    <style:style style:name="TableColumn139" style:family="table-column">
      <style:table-column-properties style:column-width="2.0562in"/>
    </style:style>
    <style:style style:name="Table133" style:family="table">
      <style:table-properties style:width="9.718in" style:rel-width="100%" fo:margin-left="0in" table:align="center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P149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32" style:family="table-row">
      <style:table-row-properties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310" style:family="table-row">
      <style:table-row-properties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text-align="justify" fo:margin-bottom="0in" fo:line-height="100%"/>
      <style:text-properties style:font-name="Arial" style:font-name-complex="Arial" fo:font-size="9pt" style:font-size-asian="9pt" style:font-size-complex="9pt"/>
    </style:style>
    <style:style style:name="P362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9pt" style:font-size-asian="9pt" style:font-size-complex="9pt"/>
    </style:style>
    <style:style style:name="P363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9pt" style:font-size-asian="9pt" style:font-size-complex="9pt"/>
    </style:style>
    <style:style style:name="P364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font-size="9pt" style:font-size-asian="9pt" style:font-size-complex="9pt"/>
    </style:style>
    <style:style style:name="P365" style:parent-style-name="BodyText" style:family="paragraph">
      <style:paragraph-properties fo:margin-bottom="0in" fo:line-height="100%"/>
      <style:text-properties fo:font-size="8pt" style:font-size-asian="8pt" style:font-size-complex="9pt"/>
    </style:style>
    <style:style style:name="P366" style:parent-style-name="BodyText" style:family="paragraph">
      <style:paragraph-properties fo:margin-bottom="0in" fo:line-height="100%"/>
    </style:style>
    <style:style style:name="T367" style:parent-style-name="DefaultParagraphFont" style:family="text">
      <style:text-properties fo:font-size="8pt" style:font-size-asian="8pt" style:font-size-complex="9pt"/>
    </style:style>
    <style:style style:name="T368" style:parent-style-name="DefaultParagraphFont" style:family="text">
      <style:text-properties fo:font-size="8pt" style:font-size-asian="8pt" style:font-size-complex="9pt" fo:language="en" fo:country="GB"/>
    </style:style>
    <style:style style:name="T369" style:parent-style-name="DefaultParagraphFont" style:family="text">
      <style:text-properties fo:font-size="8pt" style:font-size-asian="8pt" style:font-size-complex="9pt"/>
    </style:style>
    <style:style style:name="T370" style:parent-style-name="DefaultParagraphFont" style:family="text">
      <style:text-properties fo:font-size="8pt" style:font-size-asian="8pt" style:font-size-complex="9pt" fo:language="en" fo:country="GB"/>
    </style:style>
    <style:style style:name="P371" style:parent-style-name="BodyText" style:family="paragraph">
      <style:paragraph-properties fo:margin-bottom="0in" fo:line-height="100%"/>
      <style:text-properties fo:font-size="8pt" style:font-size-asian="8pt" style:font-size-complex="9pt"/>
    </style:style>
    <style:style style:name="P372" style:parent-style-name="BodyText" style:family="paragraph">
      <style:paragraph-properties fo:margin-bottom="0in" fo:line-height="100%"/>
      <style:text-properties fo:font-size="8pt" style:font-size-asian="8pt" style:font-size-complex="9pt"/>
    </style:style>
    <style:style style:name="P373" style:parent-style-name="BodyText" style:family="paragraph">
      <style:paragraph-properties fo:margin-bottom="0in" fo:line-height="100%"/>
      <style:text-properties fo:font-size="8pt" style:font-size-asian="8pt" style:font-size-complex="9pt"/>
    </style:style>
    <style:style style:name="P374" style:parent-style-name="Normal" style:master-page-name="MP2" style:family="paragraph">
      <style:paragraph-properties fo:break-before="page"/>
    </style:style>
  </office:automatic-styles>
  <office:body>
    <office:text text:use-soft-page-breaks="true">
      <text:p text:style-name="P1"><text:span text:style-name="T8">До<text:s/></text:span><text:span text:style-name="T9">ТИБИЕЛ ЕООД</text:span></text:p>
      <text:p text:style-name="P10">СОФИЯ-ГРАД,<text:s/>СТОЛИЧНА,</text:p>
      <text:p text:style-name="P11"><text:span text:style-name="T12">ГР.СОФИЯ</text:span><text:span text:style-name="T13">,<text:s/></text:span><text:span text:style-name="T14">ул.КНЯЗ АЛЕКСАНДЪР ДОНДУКОВ №29,ет.1</text:span></text:p>
      <text:p text:style-name="P15"/>
      <text:p text:style-name="P16"/>
      <text:p text:style-name="P17"><text:span text:style-name="T18">МОЛБА ЗА ПОТВЪРЖДЕНИЕ НА<text:s/></text:span><text:span text:style-name="T19">БАНКОВИ РАЗЧЕТИ С</text:span><text:span text:style-name="T20"><text:s/></text:span></text:p>
      <text:p text:style-name="P21">ОБЩИНСКА БАНКА АД</text:p>
      <text:p text:style-name="P22"/>
      <text:p text:style-name="P23"><text:span text:style-name="T24">Уважаеми дами и господа,</text:span></text:p>
      <text:p text:style-name="P25"><text:span text:style-name="T26">Във връзка с извършващата се при нас съвместна одиторска проверка на счетоводната документация към 31 декември 202</text:span><text:span text:style-name="T27">3</text:span><text:span text:style-name="T28"><text:s/>г.,<text:s/></text:span><text:span text:style-name="T29">която се извършва от фирмите<text:s/></text:span><text:span text:style-name="T30">„Грант Торнтон“ ООД и<text:s/></text:span><text:span text:style-name="T31"><text:line-break/></text:span><text:span text:style-name="T32">„РСМ БГ“ ООД,</text:span><text:span text:style-name="T33"><text:s/>моля докладвайте за тези данни директно на нашите съвместни независими одитори, като попълните и подпишете този формуляр и го изпратите директно на Грант Торнтон и РСМ БГ.</text:span></text:p>
      <text:p text:style-name="P34"/>
      <text:p text:style-name="P35"><text:span text:style-name="T36">Моля да предоставите на нашите съвместни независими одитори изискваната информация директно<text:s/></text:span><text:span text:style-name="T37">по имейл</text:span><text:span text:style-name="T38"><text:s/>в съответните офиси на “Грант Торнтон” ООД и „РСМ БГ“ ООД в гр. София<text:s/></text:span><text:span text:style-name="T39">и</text:span><text:span text:style-name="T40"><text:s/>по поща и на двата</text:span><text:span text:style-name="T41"><text:s/>посочени адреса:</text:span>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Грант Торнтон ООД</text:p>
            <text:p text:style-name="P48">бул. “Черни връх” № 26</text:p>
            <text:p text:style-name="P49">гр. София, п.к. 1421</text:p>
            <text:p text:style-name="P50"/>
            <text:p text:style-name="P51">На вниманието на:<text:s/>Райчо Василев</text:p>
            <text:p text:style-name="P52"/>
            <text:p text:style-name="P53">Факс: (02) 980 48 24</text:p>
            <text:p text:style-name="P54"><text:span text:style-name="T55">E-mail:<text:s/></text:span><text:a xlink:href="mailto:cl.mb@bg.gt.com" office:target-frame-name="_top" xlink:show="replace"><text:span text:style-name="T56">CL.MB@BG.GT.COM</text:span></text:a></text:p>
            <text:p text:style-name="P57"><text:span text:style-name="T58">Teл.: +359 (2) 980 55 00</text:span></text:p>
          </table:table-cell>
          <table:table-cell table:style-name="TableCell59">
            <text:p text:style-name="P60">РСМ БГ ООД</text:p>
            <text:p text:style-name="P61">бул. "Фритьоф Нансен" № 9, ет.7</text:p>
            <text:p text:style-name="P62">София, п.к. 1142</text:p>
            <text:p text:style-name="P63"/>
            <text:p text:style-name="P64">На вниманието на:<text:s/>Иван Лазаров</text:p>
            <text:p text:style-name="P65"/>
            <text:p text:style-name="P66"/>
            <text:p text:style-name="P67"><text:span text:style-name="T68">E-mail:<text:s/></text:span><text:a xlink:href="mailto:confirmation@rsmbg.bg" office:target-frame-name="_top" xlink:show="replace"><text:span text:style-name="T69">confirmation</text:span><text:span text:style-name="T70">@rsmbg.bg</text:span></text:a></text:p>
            <text:p text:style-name="P71"><text:span text:style-name="T72">i.lazarov@rsmbg.bg</text:span></text:p>
            <text:p text:style-name="P73"><text:span text:style-name="T74">Teл.: +359<text:s/></text:span><text:span text:style-name="T75">(</text:span><text:span text:style-name="T76">2</text:span><text:span text:style-name="T77">)</text:span><text:span text:style-name="T78"><text:s/>987 55 22</text:span></text:p>
          </table:table-cell>
        </table:table-row>
      </table:table>
      <text:p text:style-name="P79"/>
      <text:p text:style-name="P80"><text:span text:style-name="T81">Надяваме се на бърз отговор на настоящата молба. Моля изпратете Вашия отговор най-късно<text:s/></text:span><text:span text:style-name="T82"><text:line-break/></text:span><text:span text:style-name="T83">до<text:s/></text:span><text:span text:style-name="T84">15</text:span><text:span text:style-name="T85"><text:s/></text:span><text:span text:style-name="T86">март</text:span><text:span text:style-name="T87"><text:s/>20</text:span><text:span text:style-name="T88">2</text:span><text:span text:style-name="T89">4</text:span><text:span text:style-name="T90"><text:s/></text:span><text:span text:style-name="T91">г</text:span><text:span text:style-name="T92">.</text:span></text:p>
      <text:p text:style-name="P93"/>
      <text:p text:style-name="P94"/>
      <text:p text:style-name="P95"/>
      <text:p text:style-name="P96">С уважение,<text:tab/></text:p>
      <text:p text:style-name="P97"/>
      <text:p text:style-name="P98"/>
      <text:p text:style-name="P99"/>
      <text:p text:style-name="P100"/>
      <text:p text:style-name="P101">Неделчо Неделчев<text:s/>– Изпълнителен директор</text:p>
      <text:p text:style-name="P102"/>
      <text:p text:style-name="P103">Борислав Чиликов<text:s/>– Изпълнителен директор</text:p>
      <text:p text:style-name="P104"/>
      <text:p text:style-name="P105"/>
      <text:p text:style-name="P106"/>
      <text:p text:style-name="P107"/>
      <text:p text:style-name="P108"/>
      <text:p text:style-name="P109"><text:span text:style-name="T110">Дата:</text:span><text:span text:style-name="T111"><text:s/>26.02.2024<text:s/></text:span><text:span text:style-name="T112">г.</text:span></text:p>
      <text:section text:name="Sect1" text:style-name="S1">
        <text:soft-page-break/>
        <text:p text:style-name="P113"><text:span text:style-name="T114">Вземания от<text:s/></text:span><text:span text:style-name="T115">Общинска Банка АД</text:span><text:span text:style-name="T116"><text:s/></text:span><text:span text:style-name="T117">на<text:s/></text:span><text:span text:style-name="T118">ТИБИЕЛ ЕООД</text:span></text:p>
        <text:list text:style-name="LFO1" text:continue-numbering="true">
          <text:list-item>
            <text:p text:style-name="P119"><text:span text:style-name="T120">Търговските вземания от<text:s/></text:span><text:span text:style-name="T121">Общинска Банка АД</text:span><text:span text:style-name="T122"><text:s/>са в размер на<text:s/></text:span><text:span text:style-name="T123">.................................................................................................... (вид валута),<text:s/></text:span></text:p>
          </text:list-item>
        </text:list>
        <text:p text:style-name="P124"/>
        <text:list text:style-name="LFO1" text:continue-numbering="true">
          <text:list-item>
            <text:p text:style-name="P125"><text:span text:style-name="T126">Наличности по банкови сметки</text:span><text:span text:style-name="T127"><text:s/>(</text:span><text:span text:style-name="T128">вкл. разплащателни, депозитни,<text:s/></text:span><text:span text:style-name="T129">бюджетни</text:span><text:span text:style-name="T130"><text:s/>и др. сметки), обслужвани от<text:s/></text:span><text:span text:style-name="T131">Общинска Банка АД</text:span></text:p>
          </text:list-item>
        </text:list>
        <text:p text:style-name="P132"/>
        <table:table table:style-name="Table133">
          <table:table-columns>
            <table:table-column table:style-name="TableColumn134"/>
            <table:table-column table:style-name="TableColumn135"/>
            <table:table-column table:style-name="TableColumn136"/>
            <table:table-column table:style-name="TableColumn137"/>
            <table:table-column table:style-name="TableColumn138"/>
            <table:table-column table:style-name="TableColumn139"/>
          </table:table-columns>
          <table:table-row table:style-name="TableRow140">
            <table:table-cell table:style-name="TableCell141">
              <text:p text:style-name="P142">Номер на сметка</text:p>
            </table:table-cell>
            <table:table-cell table:style-name="TableCell143">
              <text:p text:style-name="P144">Вид и валута</text:p>
            </table:table-cell>
            <table:table-cell table:style-name="TableCell145">
              <text:p text:style-name="P146">Дата на последен договор/анекс</text:p>
            </table:table-cell>
            <table:table-cell table:style-name="TableCell147">
              <text:p text:style-name="P148">Салдо към<text:s/>31.12.2023<text:s/>г.</text:p>
              <text:p text:style-name="P149">в оригинална валута</text:p>
            </table:table-cell>
            <table:table-cell table:style-name="TableCell150">
              <text:p text:style-name="P151">Падеж дата</text:p>
            </table:table-cell>
            <table:table-cell table:style-name="TableCell152">
              <text:p text:style-name="P153">Договорен лихвен процент за периода</text:p>
            </table:table-cell>
          </table:table-row>
          <table:table-row table:style-name="TableRow154">
            <table:table-cell table:style-name="TableCell155">
              <text:p text:style-name="P156"/>
            </table:table-cell>
            <table:table-cell table:style-name="TableCell157">
              <text:p text:style-name="P158"/>
            </table:table-cell>
            <table:table-cell table:style-name="TableCell159">
              <text:p text:style-name="P160"/>
            </table:table-cell>
            <table:table-cell table:style-name="TableCell161">
              <text:p text:style-name="P162"/>
            </table:table-cell>
            <table:table-cell table:style-name="TableCell163">
              <text:p text:style-name="P164"/>
            </table:table-cell>
            <table:table-cell table:style-name="TableCell165">
              <text:p text:style-name="P166"/>
            </table:table-cell>
          </table:table-row>
          <table:table-row table:style-name="TableRow167">
            <table:table-cell table:style-name="TableCell168">
              <text:p text:style-name="P169"/>
            </table:table-cell>
            <table:table-cell table:style-name="TableCell170">
              <text:p text:style-name="P171"/>
            </table:table-cell>
            <table:table-cell table:style-name="TableCell172">
              <text:p text:style-name="P173"/>
            </table:table-cell>
            <table:table-cell table:style-name="TableCell174">
              <text:p text:style-name="P175"/>
            </table:table-cell>
            <table:table-cell table:style-name="TableCell176">
              <text:p text:style-name="P177"/>
            </table:table-cell>
            <table:table-cell table:style-name="TableCell178">
              <text:p text:style-name="P179"/>
            </table:table-cell>
          </table:table-row>
          <table:table-row table:style-name="TableRow180">
            <table:table-cell table:style-name="TableCell181">
              <text:p text:style-name="P182"/>
            </table:table-cell>
            <table:table-cell table:style-name="TableCell183">
              <text:p text:style-name="P184"/>
            </table:table-cell>
            <table:table-cell table:style-name="TableCell185">
              <text:p text:style-name="P186"/>
            </table:table-cell>
            <table:table-cell table:style-name="TableCell187">
              <text:p text:style-name="P188"/>
            </table:table-cell>
            <table:table-cell table:style-name="TableCell189">
              <text:p text:style-name="P190"/>
            </table:table-cell>
            <table:table-cell table:style-name="TableCell191">
              <text:p text:style-name="P192"/>
            </table:table-cell>
          </table:table-row>
          <table:table-row table:style-name="TableRow193">
            <table:table-cell table:style-name="TableCell194">
              <text:p text:style-name="P195"/>
            </table:table-cell>
            <table:table-cell table:style-name="TableCell196">
              <text:p text:style-name="P197"/>
            </table:table-cell>
            <table:table-cell table:style-name="TableCell198">
              <text:p text:style-name="P199"/>
            </table:table-cell>
            <table:table-cell table:style-name="TableCell200">
              <text:p text:style-name="P201"/>
            </table:table-cell>
            <table:table-cell table:style-name="TableCell202">
              <text:p text:style-name="P203"/>
            </table:table-cell>
            <table:table-cell table:style-name="TableCell204">
              <text:p text:style-name="P205"/>
            </table:table-cell>
          </table:table-row>
          <table:table-row table:style-name="TableRow206">
            <table:table-cell table:style-name="TableCell207">
              <text:p text:style-name="P208"/>
            </table:table-cell>
            <table:table-cell table:style-name="TableCell209">
              <text:p text:style-name="P210"/>
            </table:table-cell>
            <table:table-cell table:style-name="TableCell211">
              <text:p text:style-name="P212"/>
            </table:table-cell>
            <table:table-cell table:style-name="TableCell213">
              <text:p text:style-name="P214"/>
            </table:table-cell>
            <table:table-cell table:style-name="TableCell215">
              <text:p text:style-name="P216"/>
            </table:table-cell>
            <table:table-cell table:style-name="TableCell217">
              <text:p text:style-name="P218"/>
            </table:table-cell>
          </table:table-row>
          <table:table-row table:style-name="TableRow219">
            <table:table-cell table:style-name="TableCell220">
              <text:p text:style-name="P221"/>
            </table:table-cell>
            <table:table-cell table:style-name="TableCell222">
              <text:p text:style-name="P223"/>
            </table:table-cell>
            <table:table-cell table:style-name="TableCell224">
              <text:p text:style-name="P225"/>
            </table:table-cell>
            <table:table-cell table:style-name="TableCell226">
              <text:p text:style-name="P227"/>
            </table:table-cell>
            <table:table-cell table:style-name="TableCell228">
              <text:p text:style-name="P229"/>
            </table:table-cell>
            <table:table-cell table:style-name="TableCell230">
              <text:p text:style-name="P231"/>
            </table:table-cell>
          </table:table-row>
          <table:table-row table:style-name="TableRow232">
            <table:table-cell table:style-name="TableCell233">
              <text:p text:style-name="P234"/>
            </table:table-cell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>
              <text:p text:style-name="P244"/>
            </table:table-cell>
          </table:table-row>
          <table:table-row table:style-name="TableRow245">
            <table:table-cell table:style-name="TableCell246">
              <text:p text:style-name="P247"/>
            </table:table-cell>
            <table:table-cell table:style-name="TableCell248">
              <text:p text:style-name="P249"/>
            </table:table-cell>
            <table:table-cell table:style-name="TableCell250">
              <text:p text:style-name="P251"/>
            </table:table-cell>
            <table:table-cell table:style-name="TableCell252">
              <text:p text:style-name="P253"/>
            </table:table-cell>
            <table:table-cell table:style-name="TableCell254">
              <text:p text:style-name="P255"/>
            </table:table-cell>
            <table:table-cell table:style-name="TableCell256">
              <text:p text:style-name="P257"/>
            </table:table-cell>
          </table:table-row>
          <table:table-row table:style-name="TableRow258"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  <table:table-cell table:style-name="TableCell265">
              <text:p text:style-name="P266"/>
            </table:table-cell>
            <table:table-cell table:style-name="TableCell267">
              <text:p text:style-name="P268"/>
            </table:table-cell>
            <table:table-cell table:style-name="TableCell269">
              <text:p text:style-name="P270"/>
            </table:table-cell>
          </table:table-row>
          <table:table-row table:style-name="TableRow271">
            <table:table-cell table:style-name="TableCell272">
              <text:p text:style-name="P273"/>
            </table:table-cell>
            <table:table-cell table:style-name="TableCell274">
              <text:p text:style-name="P275"/>
            </table:table-cell>
            <table:table-cell table:style-name="TableCell276">
              <text:p text:style-name="P277"/>
            </table:table-cell>
            <table:table-cell table:style-name="TableCell278">
              <text:p text:style-name="P279"/>
            </table:table-cell>
            <table:table-cell table:style-name="TableCell280">
              <text:p text:style-name="P281"/>
            </table:table-cell>
            <table:table-cell table:style-name="TableCell282">
              <text:p text:style-name="P283"/>
            </table:table-cell>
          </table:table-row>
          <table:table-row table:style-name="TableRow284">
            <table:table-cell table:style-name="TableCell285">
              <text:p text:style-name="P286"/>
            </table:table-cell>
            <table:table-cell table:style-name="TableCell287">
              <text:p text:style-name="P288"/>
            </table:table-cell>
            <table:table-cell table:style-name="TableCell289">
              <text:p text:style-name="P290"/>
            </table:table-cell>
            <table:table-cell table:style-name="TableCell291">
              <text:p text:style-name="P292"/>
            </table:table-cell>
            <table:table-cell table:style-name="TableCell293">
              <text:p text:style-name="P294"/>
            </table:table-cell>
            <table:table-cell table:style-name="TableCell295">
              <text:p text:style-name="P296"/>
            </table:table-cell>
          </table:table-row>
          <table:table-row table:style-name="TableRow297">
            <table:table-cell table:style-name="TableCell298">
              <text:p text:style-name="P299"/>
            </table:table-cell>
            <table:table-cell table:style-name="TableCell300">
              <text:p text:style-name="P301"/>
            </table:table-cell>
            <table:table-cell table:style-name="TableCell302">
              <text:p text:style-name="P303"/>
            </table:table-cell>
            <table:table-cell table:style-name="TableCell304">
              <text:p text:style-name="P305"/>
            </table:table-cell>
            <table:table-cell table:style-name="TableCell306">
              <text:p text:style-name="P307"/>
            </table:table-cell>
            <table:table-cell table:style-name="TableCell308">
              <text:p text:style-name="P309"/>
            </table:table-cell>
          </table:table-row>
          <table:table-row table:style-name="TableRow310">
            <table:table-cell table:style-name="TableCell311">
              <text:p text:style-name="P312"/>
            </table:table-cell>
            <table:table-cell table:style-name="TableCell313">
              <text:p text:style-name="P314"/>
            </table:table-cell>
            <table:table-cell table:style-name="TableCell315">
              <text:p text:style-name="P316"/>
            </table:table-cell>
            <table:table-cell table:style-name="TableCell317">
              <text:p text:style-name="P318"/>
            </table:table-cell>
            <table:table-cell table:style-name="TableCell319">
              <text:p text:style-name="P320"/>
            </table:table-cell>
            <table:table-cell table:style-name="TableCell321">
              <text:p text:style-name="P322"/>
            </table:table-cell>
          </table:table-row>
          <table:table-row table:style-name="TableRow323">
            <table:table-cell table:style-name="TableCell324">
              <text:p text:style-name="P325"/>
            </table:table-cell>
            <table:table-cell table:style-name="TableCell326">
              <text:p text:style-name="P327"/>
            </table:table-cell>
            <table:table-cell table:style-name="TableCell328">
              <text:p text:style-name="P329"/>
            </table:table-cell>
            <table:table-cell table:style-name="TableCell330">
              <text:p text:style-name="P331"/>
            </table:table-cell>
            <table:table-cell table:style-name="TableCell332">
              <text:p text:style-name="P333"/>
            </table:table-cell>
            <table:table-cell table:style-name="TableCell334">
              <text:p text:style-name="P335"/>
            </table:table-cell>
          </table:table-row>
          <table:table-row table:style-name="TableRow336">
            <table:table-cell table:style-name="TableCell337">
              <text:p text:style-name="P338"/>
            </table:table-cell>
            <table:table-cell table:style-name="TableCell339">
              <text:p text:style-name="P340"/>
            </table:table-cell>
            <table:table-cell table:style-name="TableCell341">
              <text:p text:style-name="P342"/>
            </table:table-cell>
            <table:table-cell table:style-name="TableCell343">
              <text:p text:style-name="P344"/>
            </table:table-cell>
            <table:table-cell table:style-name="TableCell345">
              <text:p text:style-name="P346"/>
            </table:table-cell>
            <table:table-cell table:style-name="TableCell347">
              <text:p text:style-name="P348"/>
            </table:table-cell>
          </table:table-row>
          <table:table-row table:style-name="TableRow349">
            <table:table-cell table:style-name="TableCell350">
              <text:p text:style-name="P351"/>
            </table:table-cell>
            <table:table-cell table:style-name="TableCell352">
              <text:p text:style-name="P353"/>
            </table:table-cell>
            <table:table-cell table:style-name="TableCell354">
              <text:p text:style-name="P355"/>
            </table:table-cell>
            <table:table-cell table:style-name="TableCell356">
              <text:p text:style-name="P357"/>
            </table:table-cell>
            <table:table-cell table:style-name="TableCell358">
              <text:p text:style-name="P359"/>
            </table:table-cell>
            <table:table-cell table:style-name="TableCell360">
              <text:p text:style-name="P361"/>
            </table:table-cell>
          </table:table-row>
        </table:table>
        <text:p text:style-name="P362"/>
        <text:p text:style-name="P363">Други....................................................................................................................................(вид валута)</text:p>
        <text:p text:style-name="P364"/>
        <text:p text:style-name="P365"/>
        <text:p text:style-name="P366"><text:span text:style-name="T367">Контактни данни за лицето, попълнило справката: тел.:…………………………………… <text:s text:c="2"/></text:span><text:span text:style-name="T368">e-mail:</text:span><text:span text:style-name="T369"><text:s/></text:span><text:span text:style-name="T370">…………………………………………………….</text:span></text:p>
        <text:p text:style-name="P371"/>
        <text:p text:style-name="P372">Представляващ дружеството:</text:p>
        <text:p text:style-name="P373"><text:tab/><text:tab/><text:tab/>……………………………. (подпис и печат</text:p>
      </text:section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margin-bottom="0.1388in" fo:line-height="115%"/>
      <style:text-properties style:letter-kerning="false" fo:language="bg" fo:country="BG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style:style style:name="BodyText" style:display-name="Body Text" style:family="paragraph" style:parent-style-name="Normal">
      <style:paragraph-properties fo:margin-bottom="0.0833in" style:line-height-at-least="0.1666in"/>
      <style:text-properties style:font-name-asian="Times New Roman" style:font-name-complex="Arial" fo:font-size="9pt" style:font-size-asian="9pt" style:font-size-complex="10pt" fo:hyphenate="false"/>
    </style:style>
    <style:style style:name="BodyTextChar" style:display-name="Body Text Char" style:family="text" style:parent-style-name="DefaultParagraphFont">
      <style:text-properties style:font-name-asian="Times New Roman" style:font-name-complex="Arial" style:letter-kerning="false" fo:font-size="9pt" style:font-size-asian="9pt" style:font-size-complex="10pt" fo:language="bg" fo:country="BG"/>
    </style:style>
    <style:style style:name="Header" style:display-name="Header" style:family="paragraph">
      <style:paragraph-properties fo:margin-bottom="0in" fo:line-height="100%">
        <style:tab-stops>
          <style:tab-stop style:type="right" style:position="5.9458in"/>
        </style:tab-stops>
      </style:paragraph-properties>
      <style:text-properties style:font-name-asian="Times New Roman" style:font-name-complex="Arial" fo:font-weight="bold" style:font-weight-asian="bold" fo:color="#E7E6E6" style:letter-kerning="false" fo:font-size="8pt" style:font-size-asian="8pt" style:font-size-complex="10pt" fo:hyphenate="false"/>
    </style:style>
    <style:style style:name="HeaderChar" style:display-name="Header Char" style:family="text" style:parent-style-name="DefaultParagraphFont">
      <style:text-properties style:font-name-asian="Times New Roman" style:font-name-complex="Arial" fo:font-weight="bold" style:font-weight-asian="bold" fo:color="#E7E6E6" style:letter-kerning="false" fo:font-size="8pt" style:font-size-asian="8pt" style:font-size-complex="10pt"/>
    </style:style>
    <style:style style:name="Footer" style:display-name="Footer" style:family="paragraph">
      <style:paragraph-properties fo:text-align="end" fo:margin-bottom="0in" fo:line-height="100%"/>
      <style:text-properties style:font-name-asian="Times New Roman" style:font-name-complex="Aptos" fo:color="#E7E6E6" style:letter-kerning="false" fo:font-size="6pt" style:font-size-asian="6pt" style:font-size-complex="8pt" fo:hyphenate="false"/>
    </style:style>
    <style:style style:name="FooterChar" style:display-name="Footer Char" style:family="text" style:parent-style-name="DefaultParagraphFont">
      <style:text-properties style:font-name-asian="Times New Roman" style:font-name-complex="Aptos" fo:color="#E7E6E6" style:letter-kerning="false" fo:font-size="6pt" style:font-size-asian="6pt" style:font-size-complex="8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06in"/>
      </style:header-style>
      <style:footer-style>
        <style:header-footer-properties style:dynamic-spacing="true" fo:min-height="0.4923in"/>
      </style:footer-style>
    </style:page-layout>
    <style:style style:name="P2" style:parent-style-name="Header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4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5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6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bg" fo:country="BG"/>
    </style:style>
    <style:style style:name="P7" style:parent-style-name="Footer" style:family="paragraph">
      <style:text-properties style:font-name="Times New Roman" style:font-name-complex="Times New Roman" fo:font-size="10pt" style:font-size-asian="10pt"/>
    </style:style>
    <style:page-layout style:name="PL2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75" style:parent-style-name="Header" style:family="paragraph">
      <style:text-properties style:text-underline-type="single" style:text-underline-style="solid" style:text-underline-width="auto" style:text-underline-mode="continuous"/>
    </style:style>
    <style:style style:name="T376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377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/>
    </style:style>
    <style:style style:name="T378" style:parent-style-name="DefaultParagraphFont" style:family="text">
      <style:text-properties style:font-name="Arial" style:font-name-complex="Arial" fo:font-size="9pt" style:font-size-asian="9pt" style:font-size-complex="9pt"/>
    </style:style>
    <style:style style:name="T379" style:parent-style-name="DefaultParagraphFont" style:family="text">
      <style:text-properties style:font-name="Arial" style:font-name-complex="Arial" fo:font-weight="bold" style:font-weight-asian="bold" style:font-weight-complex="bold" fo:font-size="9pt" style:font-size-asian="9pt" style:font-size-complex="9pt" fo:language="bg" fo:country="BG"/>
    </style:style>
    <style:style style:name="P380" style:parent-style-name="Footer" style:family="paragraph">
      <style:text-properties style:font-name="Times New Roman" style:font-name-complex="Times New Roman" fo:font-size="10pt" style:font-size-asian="10pt"/>
    </style:style>
  </office:automatic-styles>
  <office:master-styles>
    <style:master-page style:name="MP0" style:page-layout-name="PL0">
      <style:header>
        <text:p text:style-name="P2">Ref.: Deposits</text:p>
        <text:p text:style-name="Header"/>
      </style:header>
      <style:footer>
        <text:p text:style-name="Footer"><text:span text:style-name="T3">Стр.<text:s/></text:span><text:span text:style-name="T4"><text:page-number text:fixed="false">2</text:page-number></text:span><text:span text:style-name="T5"><text:s/>от<text:s/></text:span><text:span text:style-name="T6">2</text:span></text:p>
        <text:p text:style-name="P7"/>
      </style:footer>
    </style:master-page>
    <style:master-page style:name="MP2" style:page-layout-name="PL2">
      <style:header>
        <text:p text:style-name="P375">Ref.: Deposits</text:p>
        <text:p text:style-name="Header"/>
      </style:header>
      <style:footer>
        <text:p text:style-name="Footer"><text:span text:style-name="T376">Стр.<text:s/></text:span><text:span text:style-name="T377"><text:page-number text:fixed="false">2</text:page-number></text:span><text:span text:style-name="T378"><text:s/>от<text:s/></text:span><text:span text:style-name="T379">2</text:span></text:p>
        <text:p text:style-name="P38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Мариета Вачева</meta:initial-creator>
    <dc:creator>Мариета Вачева</dc:creator>
    <meta:creation-date>2024-04-15T08:53:00Z</meta:creation-date>
    <dc:date>2024-04-15T08:53:00Z</dc:date>
    <meta:template xlink:href="Normal" xlink:type="simple"/>
    <meta:editing-cycles>1</meta:editing-cycles>
    <meta:editing-duration>PT0S</meta:editing-duration>
    <meta:document-statistic meta:page-count="3" meta:paragraph-count="4" meta:word-count="345" meta:character-count="2308" meta:row-count="16" meta:non-whitespace-character-count="1967"/>
  </office:meta>
</office:document-meta>
</file>